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26pt" fo:font-weight="bold" officeooo:rsid="001ed25e" officeooo:paragraph-rsid="001ed25e" style:font-size-asian="26pt" style:font-weight-asian="bold" style:font-size-complex="26pt" style:font-weight-complex="bold"/>
    </style:style>
    <style:style style:name="P2" style:family="paragraph" style:parent-style-name="Standard">
      <style:text-properties style:font-name="Ubuntu" fo:font-size="12pt" fo:font-weight="normal" officeooo:rsid="001ed25e" officeooo:paragraph-rsid="001ed25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weight="bold" officeooo:rsid="001ed25e" officeooo:paragraph-rsid="001ed25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ed25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7eff8" officeooo:paragraph-rsid="0027eff8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7eff8" officeooo:paragraph-rsid="0027eff8" style:font-weight-asian="normal" style:font-weight-complex="normal"/>
    </style:style>
    <style:style style:name="P7" style:family="paragraph" style:parent-style-name="Standard" style:list-style-name="L1">
      <style:text-properties officeooo:paragraph-rsid="0020b6d8"/>
    </style:style>
    <style:style style:name="P8" style:family="paragraph" style:parent-style-name="Standard" style:list-style-name="L1">
      <style:text-properties officeooo:rsid="0020b6d8" officeooo:paragraph-rsid="0020b6d8"/>
    </style:style>
    <style:style style:name="P9" style:family="paragraph" style:parent-style-name="Standard" style:list-style-name="L1">
      <style:text-properties fo:font-weight="normal" officeooo:rsid="0020b6d8" officeooo:paragraph-rsid="0020b6d8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27eff8" officeooo:paragraph-rsid="0027eff8" style:font-weight-asian="normal" style:font-weight-complex="normal"/>
    </style:style>
    <style:style style:name="P11" style:family="paragraph" style:parent-style-name="Standard" style:list-style-name="L1">
      <style:text-properties style:font-name="Ubuntu" fo:font-weight="normal" officeooo:rsid="00226917" officeooo:paragraph-rsid="0027bdea" style:font-weight-asian="normal" style:font-weight-complex="normal"/>
    </style:style>
    <style:style style:name="P12" style:family="paragraph" style:parent-style-name="Standard" style:list-style-name="L1">
      <style:text-properties style:font-name="Ubuntu" fo:font-weight="normal" officeooo:rsid="0024ff21" officeooo:paragraph-rsid="0027bdea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27eff8"/>
    </style:style>
    <style:style style:name="P14" style:family="paragraph" style:parent-style-name="Standard" style:list-style-name="L2">
      <style:paragraph-properties fo:margin-left="2.54cm" fo:margin-right="0cm" fo:text-align="start" style:justify-single-word="false" fo:text-indent="-0.635cm" style:auto-text-indent="false"/>
      <style:text-properties officeooo:paragraph-rsid="0024ff21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style:text-underline-style="none" fo:font-weight="bold" officeooo:rsid="0027eff8" officeooo:paragraph-rsid="0027eff8" style:font-weight-asian="bold" style:font-weight-complex="bold"/>
    </style:style>
    <style:style style:name="T1" style:family="text">
      <style:text-properties fo:font-variant="normal" fo:text-transform="none" fo:color="#000000" style:font-name="Consolas" fo:font-size="11.25pt" fo:letter-spacing="normal" fo:font-style="normal" fo:font-weight="normal" officeooo:rsid="0020b6d8" style:font-weight-asian="bold" style:font-weight-complex="bold"/>
    </style:style>
    <style:style style:name="T2" style:family="text">
      <style:text-properties fo:font-variant="normal" fo:text-transform="none" fo:color="#000000" style:font-name="Consolas" fo:font-size="11.25pt" fo:letter-spacing="normal" fo:font-style="italic" fo:font-weight="normal" officeooo:rsid="0020b6d8" style:font-style-asian="italic" style:font-weight-asian="bold" style:font-style-complex="italic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officeooo:rsid="001ed25e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 fo:font-weight="bold" officeooo:rsid="001ed25e" style:font-weight-asian="bold" style:font-weight-complex="bold"/>
    </style:style>
    <style:style style:name="T7" style:family="text">
      <style:text-properties style:font-name="Ubuntu" fo:font-weight="bold" officeooo:rsid="0020b6d8" style:font-weight-asian="bold" style:font-weight-complex="bold"/>
    </style:style>
    <style:style style:name="T8" style:family="text">
      <style:text-properties style:font-name="Ubuntu" fo:font-weight="normal" officeooo:rsid="0020b6d8" style:font-weight-asian="normal" style:font-weight-complex="normal"/>
    </style:style>
    <style:style style:name="T9" style:family="text">
      <style:text-properties style:font-name="Ubuntu" officeooo:rsid="0020b6d8"/>
    </style:style>
    <style:style style:name="T10" style:family="text">
      <style:text-properties style:font-name="Ubuntu" style:text-underline-style="none" fo:font-weight="normal" officeooo:rsid="0024ff21" style:font-weight-asian="normal" style:font-weight-complex="normal"/>
    </style:style>
    <style:style style:name="T11" style:family="text">
      <style:text-properties style:font-name="Ubuntu" style:text-underline-style="none" fo:font-weight="normal" officeooo:rsid="0027eff8" style:font-weight-asian="normal" style:font-weight-complex="normal"/>
    </style:style>
    <style:style style:name="T12" style:family="text">
      <style:text-properties fo:color="#3c3c3c" style:font-name="Ubuntu"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0000ff" style:font-name="Ubuntu" style:text-underline-style="none"/>
    </style:style>
    <style:style style:name="T14" style:family="text">
      <style:text-properties fo:color="#0000ff" style:font-name="Ubuntu" fo:font-size="12pt" style:text-underline-style="none" style:font-size-asian="12pt" style:font-size-complex="12pt"/>
    </style:style>
    <style:style style:name="T15" style:family="text">
      <style:text-properties fo:color="#0000ff" style:font-name="Ubuntu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MVC</text:p>
      <text:p text:style-name="P2"/>
      <text:p text:style-name="P4"><text:span text:style-name="T3">The Spring Web model-view-controller (MVC) framework is designed around a </text:span><text:span text:style-name="Source_20_Text"><text:span text:style-name="T5">DispatcherServlet </text:span></text:span><text:span text:style-name="T3">that dispatches requests to handlers, with configurable handler mappings, view resolution, locale, time zone and theme resolution as well as support for uploadin</text:span><text:span text:style-name="T4">g </text:span><text:span text:style-name="T3">files.</text:span></text:p>
      <text:p text:style-name="P4"><text:span text:style-name="T3">The default handler is based on the </text:span><text:span text:style-name="Source_20_Text"><text:span text:style-name="T5">@Controller </text:span></text:span><text:span text:style-name="T3">and </text:span><text:span text:style-name="Source_20_Text"><text:span text:style-name="T5">@RequestMapping </text:span></text:span><text:span text:style-name="T3">annotations, offering a wide range of flexible handling methods. With the introduction of Spring 3.0, the </text:span><text:span text:style-name="Source_20_Text"><text:span text:style-name="T5">@Controller </text:span></text:span><text:span text:style-name="T3">mechanism also allows you to create RESTful Web sites and applications, through the </text:span><text:span text:style-name="Source_20_Text"><text:span text:style-name="T5">@PathVariable </text:span></text:span><text:span text:style-name="T3">annotation and other features.</text:span></text:p>
      <text:p text:style-name="P4"/>
      <text:p text:style-name="P3">Configuration :</text:p>
      <text:p text:style-name="P3"/>
      <text:list xml:id="list2716021509397942503" text:style-name="L1">
        <text:list-item>
          <text:p text:style-name="P7"><text:span text:style-name="T3">Configure </text:span><text:span text:style-name="T5">web.xml</text:span><text:span text:style-name="T3"> to <text:s/>map requests that you want the </text:span><text:span text:style-name="Source_20_Text"><text:span text:style-name="T5">DispatcherServlet</text:span></text:span><text:span text:style-name="Source_20_Text"><text:span text:style-name="T8">(</text:span></text:span><text:span text:style-name="Source_20_Text"><text:span text:style-name="T7"> </text:span></text:span><text:span text:style-name="Source_20_Text"><text:span text:style-name="T2">org.springframework.web.servlet.DispatcherServlet</text:span></text:span><text:span text:style-name="Source_20_Text"><text:span text:style-name="T1">)</text:span></text:span><text:span text:style-name="Source_20_Text"><text:span text:style-name="T3"> </text:span></text:span><text:span text:style-name="T3">to handle, by using a URL mapping.</text:span></text:p>
        </text:list-item>
        <text:list-item>
          <text:p text:style-name="P7"><text:span text:style-name="T9">Associate a </text:span><text:span text:style-name="T6">frontController-servlet </text:span><text:span text:style-name="T8">with Dispatcher Servlet using context param.</text:span></text:p>
        </text:list-item>
        <text:list-item>
          <text:p text:style-name="P8"><text:span text:style-name="T3">Specify the static resources required by the web app in the <text:s/></text:span><text:span text:style-name="T6">frontController-servlet.</text:span></text:p>
        </text:list-item>
        <text:list-item>
          <text:p text:style-name="P9"><text:span text:style-name="T4">T</text:span><text:span text:style-name="T3">he </text:span><text:span text:style-name="T5">InternalViewResolver </text:span><text:span text:style-name="T3">used to resolve the URL for the view name.</text:span></text:p>
        </text:list-item>
        <text:list-item>
          <text:p text:style-name="P11">Implement the controller in the base package to map the URL request with their actual view.</text:p>
        </text:list-item>
        <text:list-item>
          <text:p text:style-name="P12">Add the following dependencies <text:s/>:</text:p>
        </text:list-item>
      </text:list>
      <text:list xml:id="list9006816502259900518" text:style-name="L2">
        <text:list-item>
          <text:p text:style-name="P14"><text:a xlink:type="simple" xlink:href="http://mvnrepository.com/artifact/org.springframework/spring-orm/4.1.7.RELEASE"><text:span text:style-name="T14">spring-orm</text:span></text:a><text:span text:style-name="T15"><text:tab/></text:span></text:p>
        </text:list-item>
        <text:list-item>
          <text:p text:style-name="P14"><text:a xlink:type="simple" xlink:href="http://mvnrepository.com/artifact/org.springframework/spring-core/4.1.7.RELEASE"><text:span text:style-name="T14">spring-core</text:span></text:a></text:p>
        </text:list-item>
        <text:list-item>
          <text:p text:style-name="P14"><text:a xlink:type="simple" xlink:href="http://mvnrepository.com/artifact/org.springframework/spring-web/4.1.7.RELEASE"><text:span text:style-name="T14">spring-web</text:span></text:a></text:p>
        </text:list-item>
        <text:list-item>
          <text:p text:style-name="P14"><text:a xlink:type="simple" xlink:href="http://mvnrepository.com/artifact/org.springframework/spring-webmvc/4.1.7.RELEASE"><text:span text:style-name="T14">spring-webmvc</text:span></text:a><text:a xlink:type="simple" xlink:href="http://mvnrepository.com/artifact/org.springframework/spring-webmvc/4.1.7.RELEASE"><text:span text:style-name="T10"> </text:span></text:a></text:p>
        </text:list-item>
        <text:list-item>
          <text:p text:style-name="P13"><text:span text:style-name="T10">A</text:span><text:span text:style-name="T11">dd the listener to web.xml file of class </text:span><text:span text:style-name="T12">org.springframework.web.context.ContextLoaderListener</text:span></text:p>
        </text:list-item>
      </text:list>
      <text:p text:style-name="P5"/>
      <text:p text:style-name="P15">Reference :</text:p>
      <text:p text:style-name="P6"/>
      <text:list xml:id="list8671830119649677478" text:style-name="L3">
        <text:list-item>
          <text:p text:style-name="P10"><text:a xlink:type="simple" xlink:href="http://docs.spring.io/spring/docs/current/spring-framework-reference/html/mvc.html"><text:span text:style-name="T13">Spring Documentation</text:span></text:a></text:p>
        </text:list-item>
        <text:list-item>
          <text:p text:style-name="P10"><text:a xlink:type="simple" xlink:href="http://www.mkyong.com/maven/how-to-create-a-web-application-project-with-maven/"><text:span text:style-name="T13">Sample MVC Project <text:s/>Reference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1:44:51.336980696</meta:creation-date>
    <dc:date>2015-07-02T15:02:24.511466941</dc:date>
    <meta:editing-duration>PT2H11M5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89" meta:character-count="1327" meta:non-whitespace-character-count="1163"/>
  </office:meta>
</office:document-meta>
</file>